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color="#000000" fo:language="es" fo:country="AR" fo:font-weight="bold" officeooo:rsid="001474f0" officeooo:paragraph-rsid="0014e023" style:font-weight-asian="bold" style:font-weight-complex="bold"/>
    </style:style>
    <style:style style:name="P3" style:family="paragraph" style:parent-style-name="Standard">
      <style:text-properties officeooo:paragraph-rsid="0019e673"/>
    </style:style>
    <style:style style:name="P4" style:family="paragraph" style:parent-style-name="Standard">
      <style:text-properties officeooo:paragraph-rsid="0019e673"/>
    </style:style>
    <style:style style:name="P5" style:family="paragraph" style:parent-style-name="Standard">
      <style:text-properties officeooo:rsid="0020d9c7" officeooo:paragraph-rsid="0020d9c7"/>
    </style:style>
    <style:style style:name="T1" style:family="text">
      <style:text-properties officeooo:rsid="001474f0"/>
    </style:style>
    <style:style style:name="T2" style:family="text">
      <style:text-properties fo:color="#000000" fo:language="es" fo:country="AR" fo:font-weight="bold" officeooo:rsid="001474f0" style:font-weight-asian="bold" style:font-weight-complex="bold"/>
    </style:style>
    <style:style style:name="T3" style:family="text">
      <style:text-properties fo:color="#000000" fo:language="es" fo:country="AR" fo:font-weight="bold" officeooo:rsid="0014e023" style:font-weight-asian="bold" style:font-weight-complex="bold"/>
    </style:style>
    <style:style style:name="T4" style:family="text">
      <style:text-properties fo:color="#000000" fo:language="es" fo:country="AR" fo:font-weight="bold" officeooo:rsid="0019e673" style:font-weight-asian="bold" style:font-weight-complex="bold"/>
    </style:style>
    <style:style style:name="T5" style:family="text">
      <style:text-properties fo:color="#000000" fo:language="es" fo:country="AR" fo:font-weight="bold" officeooo:rsid="001b5150" style:font-weight-asian="bold" style:font-weight-complex="bold"/>
    </style:style>
    <style:style style:name="T6" style:family="text">
      <style:text-properties fo:color="#000000" fo:language="es" fo:country="AR" fo:font-style="italic" fo:font-weight="bold" officeooo:rsid="001474f0" style:font-weight-asian="bold" style:font-weight-complex="bold"/>
    </style:style>
    <style:style style:name="T7" style:family="text">
      <style:text-properties fo:color="#000000" fo:font-size="12pt" fo:language="es" fo:country="AR" fo:font-weight="bold" officeooo:rsid="0019e673" style:font-size-asian="12pt" style:font-weight-asian="bold" style:font-size-complex="12pt" style:font-weight-complex="bold"/>
    </style:style>
    <style:style style:name="T8" style:family="text">
      <style:text-properties fo:color="#000000" fo:font-size="12pt" fo:language="es" fo:country="AR" fo:font-weight="bold" officeooo:rsid="001a09a0" style:font-size-asian="12pt" style:font-weight-asian="bold" style:font-size-complex="12pt" style:font-weight-complex="bold"/>
    </style:style>
    <style:style style:name="T9" style:family="text">
      <style:text-properties fo:color="#000000" fo:font-size="12pt" fo:language="es" fo:country="ES" fo:font-weight="bold" officeooo:rsid="0019e673" style:font-size-asian="12pt" style:font-weight-asian="bold" style:font-size-complex="12pt" style:font-weight-complex="bold"/>
    </style:style>
    <style:style style:name="T10" style:family="text">
      <style:text-properties fo:color="#000000" fo:font-size="12pt" fo:language="es" fo:country="ES" fo:font-weight="bold" officeooo:rsid="001f5287" style:font-size-asian="12pt" style:font-weight-asian="bold" style:font-size-complex="12pt" style:font-weight-complex="bold"/>
    </style:style>
    <style:style style:name="T11" style:family="text">
      <style:text-properties fo:color="#000000" fo:font-size="12pt" fo:language="es" fo:country="ES" fo:font-weight="bold" officeooo:rsid="0020d9c7" style:font-size-asian="12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Times New Roman1" fo:font-size="12pt" fo:font-weight="bold" style:font-size-asian="12pt" style:font-weight-asian="bold" style:font-size-complex="12pt" style:font-weight-complex="bold"/>
    </style:style>
    <style:style style:name="T15" style:family="text">
      <style:text-properties style:font-name="Times New Roman1" fo:font-size="12pt" fo:font-weight="bold" officeooo:rsid="0022b2bf"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N° 11</text:p>
      <text:p text:style-name="P1">UNIDAD CURRICULAR: Ciencias Sociales y Humanidades</text:p>
      <text:p text:style-name="P1">Profes: Becker – Giménez – Hechenleitner – Reca – Yunes</text:p>
      <text:p text:style-name="P1">E-mail: socialesrural@gmail.com – sociales4co@esrnruralvirtual.com</text:p>
      <text:p text:style-name="P1">sociales3co@esrnruralvirtual.com – sociales5co@gmail.com</text:p>
      <text:p text:style-name="P1">CICLO: Orientado – 3ro, 4to y 5to Año.-</text:p>
      <text:p text:style-name="P1">ESTUDIANTES: _______<text:span text:style-name="T1">Yesica Loncoman</text:span>____________</text:p>
      <text:p text:style-name="P1">SEDE: _________<text:span text:style-name="T1">Mencué</text:span>_________________</text:p>
      <text:p text:style-name="P1">Tutor/a: _______<text:span text:style-name="T1">Carlos Guarino</text:span>__________________</text:p>
      <text:p text:style-name="P2"/>
      <text:p text:style-name="P3"><text:span text:style-name="T2">Mencué esta rodeado en un entorno natural y muy tranquilo. Tiene </text:span><text:span text:style-name="T3">alrededor de </text:span><text:span text:style-name="T5">500</text:span><text:span text:style-name="T2"> habitantes y llega a 650 si se suman los parajes. En su gran mayoría son pequeños crianceros de ovejas y chivos. En lengua </text:span><text:span text:style-name="T4">Mapundungun </text:span><text:span text:style-name="T2"><text:s/>Mencué significa </text:span><text:span text:style-name="T6">llevar algo al hombro</text:span><text:span text:style-name="T2">. Mencué es una localidad del </text:span><text:span text:style-name="T4">Departamento el Cuy, provincia de Rio Negro, al norte de la patagonia Argentina. </text:span><text:span text:style-name="T7">Coordenadas de Mencue Rio-Negro</text:span><text:span text:style-name="T12"> </text:span><text:span text:style-name="T13">Coordenadas para GPS y mapas</text:span><text:span text:style-name="T12">: </text:span><text:span text:style-name="Strong_20_Emphasis"><text:span text:style-name="T12">-40.41667,-69.63333. </text:span></text:span><text:span text:style-name="Strong_20_Emphasis"><text:span text:style-name="T8">(</text:span></text:span><text:span text:style-name="T7">Su único acceso, es a través de la Ruta Provincial 67).</text:span></text:p>
      <text:p text:style-name="P3"><text:span text:style-name="T11">S</text:span><text:span text:style-name="T10">e fundo </text:span><text:span text:style-name="T9">el día 26 de noviembre del año 1906, año en que el ganadero Francisco García Crespo plantó el primer alambrado en la región, </text:span><text:span text:style-name="T14">comenzando<text:line-break/>así con las primeras majadas de animales lanares que luego se<text:line-break/>extenderían por la zona. Para trabajar en este establecimiento vinieron otros hombres que se ocuparon como mano de obra en las tareas requeridas en el ámbito rural. Así, de manera paulatina, la situación económica fue mejorando y la población aumentando, por lo que pronto fue necesario crear una Dependencia Policial y luego un Juzgado de Paz, fundándose la primera en el año 1910. Estas entidades se encontraban en CURALAUQUEN, distante a mas de tres leguas del actual Mencué.</text:span></text:p>
      <text:p text:style-name="P5"><text:span text:style-name="T14">Es conocido por su clima frío,en Invierno las temperaturas llegan a 0 grados bajo cero.</text:span></text:p>
      <text:p text:style-name="P5"><text:span text:style-name="T14">Los medios de transporte que tenemos son autos, motos, colectivo(que pasa una vez al mes recorriendo Gral Roca y Bariloche), los crianceros muchas veces se vienen de a caballo al pueblo. </text:span><text:span text:style-name="T15">Su principal Actividad es la producción ovina, actividades con la lan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3:23:47</meta:creation-date>
    <meta:generator>LibreOffice/6.1.5.2$Linux_X86_64 LibreOffice_project/10$Build-2</meta:generator>
    <dc:date>2024-09-29T21:34:46.470631995</dc:date>
    <meta:editing-duration>PT26M35S</meta:editing-duration>
    <meta:editing-cycles>6</meta:editing-cycles>
    <meta:document-statistic meta:table-count="0" meta:image-count="0" meta:object-count="0" meta:page-count="1" meta:paragraph-count="13" meta:word-count="290" meta:character-count="1947" meta:non-whitespace-character-count="1661"/>
  </office:meta>
</office:document-meta>
</file>